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officeooo:paragraph-rsid="000684a1"/>
    </style:style>
    <style:style style:name="P14" style:family="paragraph" style:parent-style-name="Standard">
      <style:text-properties officeooo:paragraph-rsid="00081805"/>
    </style:style>
    <style:style style:name="P15" style:family="paragraph" style:parent-style-name="Table_20_Contents">
      <style:text-properties officeooo:paragraph-rsid="00081805"/>
    </style:style>
    <style:style style:name="P16" style:family="paragraph" style:parent-style-name="Table_20_Heading">
      <style:text-properties officeooo:paragraph-rsid="00081805"/>
    </style:style>
    <style:style style:name="P17" style:family="paragraph" style:parent-style-name="Standard">
      <style:text-properties officeooo:paragraph-rsid="00067eef"/>
    </style:style>
    <style:style style:name="P18" style:family="paragraph" style:parent-style-name="Standard">
      <style:paragraph-properties fo:text-align="center" style:justify-single-word="false"/>
      <style:text-properties fo:font-size="10pt" officeooo:paragraph-rsid="000684a1" style:font-size-asian="10pt" style:font-size-complex="10pt"/>
    </style:style>
    <style:style style:name="P19" style:family="paragraph" style:parent-style-name="Table_20_Contents">
      <style:paragraph-properties fo:text-align="center" style:justify-single-word="false"/>
      <style:text-properties fo:font-size="10pt" officeooo:paragraph-rsid="000684a1" style:font-size-asian="10pt" style:font-size-complex="10pt"/>
    </style:style>
    <style:style style:name="P20" style:family="paragraph" style:parent-style-name="Table_20_Heading">
      <style:paragraph-properties fo:text-align="center" style:justify-single-word="false"/>
      <style:text-properties fo:font-size="10pt" officeooo:paragraph-rsid="000684a1" style:font-size-asian="10pt" style:font-size-complex="10pt"/>
    </style:style>
    <style:style style:name="P2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2"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7" style:family="paragraph" style:parent-style-name="Table_20_Heading">
      <style:text-properties fo:font-size="10pt" officeooo:paragraph-rsid="000684a1" style:font-size-asian="10pt" style:font-size-complex="10pt"/>
    </style:style>
    <style:style style:name="P28"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29"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0" style:family="paragraph" style:parent-style-name="Table_20_Heading">
      <style:text-properties fo:font-size="10pt" officeooo:rsid="003e0331" officeooo:paragraph-rsid="003e0331" style:font-size-asian="10pt" style:font-size-complex="10pt"/>
    </style:style>
    <style:style style:name="P3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2" style:family="paragraph" style:parent-style-name="Standard">
      <style:text-properties officeooo:rsid="000b8e7e" officeooo:paragraph-rsid="00081805"/>
    </style:style>
    <style:style style:name="P33" style:family="paragraph" style:parent-style-name="Standard">
      <style:text-properties officeooo:rsid="00140a50" officeooo:paragraph-rsid="00081805"/>
    </style:style>
    <style:style style:name="P34" style:family="paragraph" style:parent-style-name="Standard">
      <style:text-properties officeooo:rsid="00140a50" officeooo:paragraph-rsid="005386cc"/>
    </style:style>
    <style:style style:name="P35" style:family="paragraph" style:parent-style-name="Standard">
      <style:text-properties officeooo:rsid="00151643" officeooo:paragraph-rsid="00081805"/>
    </style:style>
    <style:style style:name="P36" style:family="paragraph" style:parent-style-name="Standard">
      <style:text-properties officeooo:rsid="00151643" officeooo:paragraph-rsid="005386cc"/>
    </style:style>
    <style:style style:name="P37" style:family="paragraph" style:parent-style-name="Standard">
      <style:text-properties officeooo:rsid="001a7034" officeooo:paragraph-rsid="00081805"/>
    </style:style>
    <style:style style:name="P38" style:family="paragraph" style:parent-style-name="Standard">
      <style:text-properties officeooo:paragraph-rsid="0019418a"/>
    </style:style>
    <style:style style:name="P39" style:family="paragraph" style:parent-style-name="Standard">
      <style:text-properties officeooo:paragraph-rsid="003954da"/>
    </style:style>
    <style:style style:name="P40" style:family="paragraph" style:parent-style-name="Standard">
      <style:text-properties officeooo:rsid="003954da" officeooo:paragraph-rsid="003954da"/>
    </style:style>
    <style:style style:name="P41" style:family="paragraph" style:parent-style-name="Standard">
      <style:text-properties officeooo:rsid="0037f5bf" officeooo:paragraph-rsid="00067eef"/>
    </style:style>
    <style:style style:name="P42" style:family="paragraph" style:parent-style-name="Standard">
      <style:text-properties officeooo:rsid="003ae6c9" officeooo:paragraph-rsid="003ae6c9"/>
    </style:style>
    <style:style style:name="P43" style:family="paragraph" style:parent-style-name="Standard">
      <style:text-properties officeooo:paragraph-rsid="003ae6c9"/>
    </style:style>
    <style:style style:name="P44" style:family="paragraph" style:parent-style-name="Standard">
      <style:text-properties officeooo:rsid="003ec648" officeooo:paragraph-rsid="003ec648"/>
    </style:style>
    <style:style style:name="P45" style:family="paragraph" style:parent-style-name="Standard">
      <style:text-properties officeooo:paragraph-rsid="003ec648"/>
    </style:style>
    <style:style style:name="P46" style:family="paragraph" style:parent-style-name="Standard">
      <style:text-properties officeooo:rsid="003fb37f" officeooo:paragraph-rsid="003fb37f"/>
    </style:style>
    <style:style style:name="P47" style:family="paragraph" style:parent-style-name="Standard">
      <style:text-properties officeooo:paragraph-rsid="0041207c"/>
    </style:style>
    <style:style style:name="P48" style:family="paragraph" style:parent-style-name="Standard">
      <style:text-properties officeooo:rsid="0041abb7" officeooo:paragraph-rsid="0041abb7"/>
    </style:style>
    <style:style style:name="P49" style:family="paragraph" style:parent-style-name="Standard">
      <style:text-properties officeooo:rsid="0041207c" officeooo:paragraph-rsid="0041207c"/>
    </style:style>
    <style:style style:name="P50" style:family="paragraph" style:parent-style-name="Standard">
      <style:text-properties officeooo:paragraph-rsid="00162d43"/>
    </style:style>
    <style:style style:name="P51" style:family="paragraph" style:parent-style-name="Standard">
      <style:text-properties officeooo:rsid="00426a64" officeooo:paragraph-rsid="00426a64"/>
    </style:style>
    <style:style style:name="P52" style:family="paragraph" style:parent-style-name="Standard">
      <style:text-properties officeooo:rsid="00450ab7" officeooo:paragraph-rsid="00450ab7"/>
    </style:style>
    <style:style style:name="P53" style:family="paragraph" style:parent-style-name="Standard">
      <style:text-properties style:font-name="Times New Roman1" fo:font-size="12pt" officeooo:paragraph-rsid="00081805" style:font-size-asian="12pt" style:font-size-complex="12pt"/>
    </style:style>
    <style:style style:name="P54" style:family="paragraph" style:parent-style-name="Standard">
      <style:text-properties style:font-name="Times New Roman1" fo:font-size="12pt" officeooo:rsid="00462f34" officeooo:paragraph-rsid="00462f34" style:font-size-asian="12pt" style:font-size-complex="12pt"/>
    </style:style>
    <style:style style:name="P55" style:family="paragraph" style:parent-style-name="Standard">
      <style:text-properties officeooo:paragraph-rsid="004ae5e7"/>
    </style:style>
    <style:style style:name="P56" style:family="paragraph" style:parent-style-name="Standard">
      <style:text-properties officeooo:rsid="004e0f9b" officeooo:paragraph-rsid="004e0f9b"/>
    </style:style>
    <style:style style:name="P57" style:family="paragraph" style:parent-style-name="Standard">
      <style:text-properties officeooo:paragraph-rsid="004ec240"/>
    </style:style>
    <style:style style:name="P58" style:family="paragraph" style:parent-style-name="Standard">
      <style:paragraph-properties fo:break-before="page"/>
    </style:style>
    <style:style style:name="P59" style:family="paragraph" style:parent-style-name="Standard">
      <style:text-properties officeooo:rsid="004ae5e7" officeooo:paragraph-rsid="004ae5e7"/>
    </style:style>
    <style:style style:name="P60" style:family="paragraph" style:parent-style-name="Standard">
      <style:text-properties officeooo:rsid="005386cc" officeooo:paragraph-rsid="005386cc"/>
    </style:style>
    <style:style style:name="P61" style:family="paragraph" style:parent-style-name="Heading_20_1" style:master-page-name="First_20_Page">
      <style:paragraph-properties style:page-number="auto"/>
    </style:style>
    <style:style style:name="P62" style:family="paragraph" style:parent-style-name="Heading_20_2">
      <style:text-properties officeooo:rsid="00067eef" officeooo:paragraph-rsid="00067eef"/>
    </style:style>
    <style:style style:name="P63" style:family="paragraph" style:parent-style-name="Heading_20_2">
      <style:text-properties officeooo:paragraph-rsid="0041207c"/>
    </style:style>
    <style:style style:name="P64" style:family="paragraph" style:parent-style-name="Heading_20_2">
      <style:text-properties officeooo:rsid="0041abb7" officeooo:paragraph-rsid="0041abb7"/>
    </style:style>
    <style:style style:name="P65" style:family="paragraph" style:parent-style-name="Standard" style:list-style-name="L1">
      <style:text-properties officeooo:rsid="003954da" officeooo:paragraph-rsid="003954da"/>
    </style:style>
    <style:style style:name="P66" style:family="paragraph" style:parent-style-name="Standard" style:list-style-name="L2">
      <style:text-properties officeooo:rsid="003954da" officeooo:paragraph-rsid="003954da"/>
    </style:style>
    <style:style style:name="P67" style:family="paragraph" style:parent-style-name="Standard" style:list-style-name="L3">
      <style:text-properties officeooo:rsid="003954da" officeooo:paragraph-rsid="003954da"/>
    </style:style>
    <style:style style:name="P68" style:family="paragraph" style:parent-style-name="Standard" style:list-style-name="L3">
      <style:text-properties officeooo:rsid="003954da" officeooo:paragraph-rsid="00523010"/>
    </style:style>
    <style:style style:name="P69" style:family="paragraph" style:parent-style-name="Standard" style:list-style-name="L3">
      <style:text-properties officeooo:paragraph-rsid="003954da"/>
    </style:style>
    <style:style style:name="P70" style:family="paragraph" style:parent-style-name="Standard" style:list-style-name="L3">
      <style:text-properties officeooo:paragraph-rsid="000684a1"/>
    </style:style>
    <style:style style:name="P71" style:family="paragraph" style:parent-style-name="Standard" style:list-style-name="L4">
      <style:text-properties officeooo:rsid="003ae6c9" officeooo:paragraph-rsid="003ae6c9"/>
    </style:style>
    <style:style style:name="P72" style:family="paragraph" style:parent-style-name="Standard" style:list-style-name="L4">
      <style:text-properties fo:font-weight="bold" officeooo:rsid="003ae6c9" officeooo:paragraph-rsid="003ae6c9" style:font-weight-asian="bold" style:font-weight-complex="bold"/>
    </style:style>
    <style:style style:name="P73" style:family="paragraph" style:parent-style-name="Standard" style:list-style-name="L5">
      <style:text-properties officeooo:paragraph-rsid="003ae6c9"/>
    </style:style>
    <style:style style:name="P74" style:family="paragraph" style:parent-style-name="Standard" style:list-style-name="L5">
      <style:text-properties officeooo:rsid="0041207c" officeooo:paragraph-rsid="0041207c"/>
    </style:style>
    <style:style style:name="P75" style:family="paragraph" style:parent-style-name="Standard" style:list-style-name="L6">
      <style:text-properties officeooo:paragraph-rsid="00081805"/>
    </style:style>
    <style:style style:name="P76" style:family="paragraph" style:parent-style-name="Standard" style:list-style-name="L6">
      <style:text-properties officeooo:paragraph-rsid="00558a91"/>
    </style:style>
    <style:style style:name="P77" style:family="paragraph" style:parent-style-name="Standard" style:list-style-name="L7">
      <style:text-properties officeooo:rsid="003ec648" officeooo:paragraph-rsid="003ec648"/>
    </style:style>
    <style:style style:name="P78" style:family="paragraph" style:parent-style-name="Standard" style:list-style-name="L8">
      <style:text-properties officeooo:rsid="003fb37f" officeooo:paragraph-rsid="003fb37f"/>
    </style:style>
    <style:style style:name="P79" style:family="paragraph" style:parent-style-name="Standard" style:list-style-name="L9">
      <style:text-properties officeooo:rsid="003fb37f" officeooo:paragraph-rsid="003fb37f"/>
    </style:style>
    <style:style style:name="P80" style:family="paragraph" style:parent-style-name="Standard" style:list-style-name="L10">
      <style:text-properties officeooo:rsid="003fb37f" officeooo:paragraph-rsid="003fb37f"/>
    </style:style>
    <style:style style:name="P81" style:family="paragraph" style:parent-style-name="Standard" style:list-style-name="L11">
      <style:text-properties officeooo:rsid="000b8e7e" officeooo:paragraph-rsid="00081805"/>
    </style:style>
    <style:style style:name="P82" style:family="paragraph" style:parent-style-name="Standard" style:list-style-name="L12">
      <style:text-properties officeooo:rsid="0047fb73" officeooo:paragraph-rsid="0047fb73"/>
    </style:style>
    <style:style style:name="P83" style:family="paragraph" style:parent-style-name="Standard" style:list-style-name="L12">
      <style:text-properties officeooo:rsid="00140a50" officeooo:paragraph-rsid="00081805"/>
    </style:style>
    <style:style style:name="P84" style:family="paragraph" style:parent-style-name="Standard" style:list-style-name="L12">
      <style:text-properties officeooo:rsid="00151643" officeooo:paragraph-rsid="00081805"/>
    </style:style>
    <style:style style:name="P85"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86" style:family="paragraph">
      <style:paragraph-properties style:writing-mode="lr-tb"/>
      <style:text-properties style:font-name="Times New Roman" fo:font-size="1pt" style:font-name-asian="Times New Roman" style:font-name-complex="Times New Roman"/>
    </style:style>
    <style:style style:name="P8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fo:font-size="8pt" officeooo:rsid="001362a9" style:font-size-asian="8pt" style:font-size-complex="8pt"/>
    </style:style>
    <style:style style:name="T4" style:family="text">
      <style:text-properties style:font-name="Times New Roman" officeooo:rsid="001d77ae" style:font-name-asian="Times New Roman1" style:font-name-complex="Times New Roman1"/>
    </style:style>
    <style:style style:name="T5" style:family="text">
      <style:text-properties style:font-name="Arial" officeooo:rsid="001362a9"/>
    </style:style>
    <style:style style:name="T6" style:family="text">
      <style:text-properties style:use-window-font-color="true" loext:opacity="0%" officeooo:rsid="001362a9" style:font-name-asian="Helvetica" style:font-name-complex="Helvetica"/>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5884d5"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9"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0"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1" style:family="text">
      <style:text-properties officeooo:rsid="0017cd36"/>
    </style:style>
    <style:style style:name="T22" style:family="text">
      <style:text-properties officeooo:rsid="0020f1c1"/>
    </style:style>
    <style:style style:name="T23" style:family="text">
      <style:text-properties officeooo:rsid="00065e64"/>
    </style:style>
    <style:style style:name="T24" style:family="text">
      <style:text-properties officeooo:rsid="0008f6d9"/>
    </style:style>
    <style:style style:name="T25" style:family="text">
      <style:text-properties officeooo:rsid="00140a50"/>
    </style:style>
    <style:style style:name="T26" style:family="text">
      <style:text-properties officeooo:rsid="001d77ae"/>
    </style:style>
    <style:style style:name="T27" style:family="text">
      <style:text-properties style:font-name="Times New Roman1" officeooo:rsid="001d77ae" style:font-name-asian="Times New Roman1" style:font-name-complex="Times New Roman1"/>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462f34" style:font-size-asian="12pt" style:font-size-complex="12pt"/>
    </style:style>
    <style:style style:name="T30" style:family="text">
      <style:text-properties style:font-name="Times New Roman1" fo:font-size="12pt" officeooo:rsid="004ec240" style:font-size-asian="12pt" style:font-size-complex="12pt"/>
    </style:style>
    <style:style style:name="T31" style:family="text">
      <style:text-properties style:font-name="Times New Roman1" fo:font-size="12pt" officeooo:rsid="00523010" style:font-size-asian="12pt" style:font-size-complex="12pt"/>
    </style:style>
    <style:style style:name="T32" style:family="text">
      <style:text-properties officeooo:rsid="0009d4d1"/>
    </style:style>
    <style:style style:name="T33" style:family="text">
      <style:text-properties officeooo:rsid="00151643"/>
    </style:style>
    <style:style style:name="T34" style:family="text">
      <style:text-properties officeooo:rsid="0016a28a"/>
    </style:style>
    <style:style style:name="T35" style:family="text">
      <style:text-properties officeooo:rsid="003954da"/>
    </style:style>
    <style:style style:name="T36" style:family="text">
      <style:text-properties officeooo:rsid="003ae6c9"/>
    </style:style>
    <style:style style:name="T37" style:family="text">
      <style:text-properties fo:font-weight="bold" style:font-weight-asian="bold" style:font-weight-complex="bold"/>
    </style:style>
    <style:style style:name="T38" style:family="text">
      <style:text-properties fo:font-weight="bold" officeooo:rsid="003ae6c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e6c9" style:font-weight-asian="normal" style:font-weight-complex="normal"/>
    </style:style>
    <style:style style:name="T41" style:family="text">
      <style:text-properties officeooo:rsid="003e0331"/>
    </style:style>
    <style:style style:name="T42" style:family="text">
      <style:text-properties officeooo:rsid="003ec648"/>
    </style:style>
    <style:style style:name="T43" style:family="text">
      <style:text-properties officeooo:rsid="003fb37f"/>
    </style:style>
    <style:style style:name="T44" style:family="text">
      <style:text-properties fo:font-style="italic" style:font-style-asian="italic" style:font-style-complex="italic"/>
    </style:style>
    <style:style style:name="T45" style:family="text">
      <style:text-properties officeooo:rsid="0041207c"/>
    </style:style>
    <style:style style:name="T46" style:family="text">
      <style:text-properties officeooo:rsid="0041abb7"/>
    </style:style>
    <style:style style:name="T47" style:family="text">
      <style:text-properties officeooo:rsid="00450ab7"/>
    </style:style>
    <style:style style:name="T48" style:family="text">
      <style:text-properties officeooo:rsid="00462f34"/>
    </style:style>
    <style:style style:name="T49" style:family="text">
      <style:text-properties officeooo:rsid="00474881"/>
    </style:style>
    <style:style style:name="T50" style:family="text">
      <style:text-properties officeooo:rsid="004752ab"/>
    </style:style>
    <style:style style:name="T51" style:family="text">
      <style:text-properties officeooo:rsid="0047fb73"/>
    </style:style>
    <style:style style:name="T52" style:family="text">
      <style:text-properties officeooo:rsid="00485e05"/>
    </style:style>
    <style:style style:name="T53" style:family="text">
      <style:text-properties officeooo:rsid="004ae5e7"/>
    </style:style>
    <style:style style:name="T54" style:family="text">
      <style:text-properties officeooo:rsid="004d56f9"/>
    </style:style>
    <style:style style:name="T55" style:family="text">
      <style:text-properties officeooo:rsid="00523010"/>
    </style:style>
    <style:style style:name="T56" style:family="text">
      <style:text-properties officeooo:rsid="005386cc"/>
    </style:style>
    <style:style style:name="T57" style:family="text">
      <style:text-properties officeooo:rsid="00558a91"/>
    </style:style>
    <style:style style:name="T58" style:family="text">
      <style:text-properties officeooo:rsid="005a7b17"/>
    </style:style>
    <style:style style:name="T59" style:family="text">
      <style:text-properties officeooo:rsid="005c4900"/>
    </style:style>
    <style:style style:name="T60"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font-size="10pt" fo:language="en" fo:country="US" style:language-asian="zxx" style:country-asian="none" style:language-complex="zxx" style:country-complex="none"/>
    </style:style>
    <style:style style:name="T62"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3631_3720956906"/>Introduction (Informative)<text:bookmark-end text:name="__RefHeading___Toc3631_3720956906"/></text:h>
      <text:p text:style-name="P17">This <text:span text:style-name="T56">Standard</text:span> covers the Train Control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41">The Train Control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in Control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39">For more information on format and presentation, see: </text:p>
      <text:list text:style-name="L1">
        <text:list-item>
          <text:p text:style-name="P65">OpenLCB Common Information Technical Note.</text:p>
        </text:list-item>
      </text:list>
      <text:p text:style-name="P39">For information on OpenLCB message transport and OpenLCB communications, see:</text:p>
      <text:list text:style-name="L2">
        <text:list-item>
          <text:p text:style-name="P66">OpenLCB Message Network Standard.</text:p>
        </text:list-item>
      </text:list>
      <text:p text:style-name="P39"><text:span text:style-name="T35">A </text:span>Node implementing the <text:span text:style-name="T35">Train Control</text:span> protocol must implement:</text:p>
      <text:list text:style-name="L3">
        <text:list-item>
          <text:p text:style-name="P69"><text:span text:style-name="T35">OpenLCB </text:span>Event <text:span text:style-name="T35">Transport</text:span> <text:span text:style-name="T35">Standard;</text:span></text:p>
        </text:list-item>
        <text:list-item>
          <text:p text:style-name="P67">OpenLCB Simple Node Information Protocol Standard.</text:p>
        </text:list-item>
      </text:list>
      <text:p text:style-name="P40">The following protocols are strongly recommended to be implemented by any Train node:</text:p>
      <text:list text:continue-numbering="true" text:style-name="L3">
        <text:list-item>
          <text:p text:style-name="P70"><text:span text:style-name="T35">OpenLCB </text:span>Memory Configuration <text:span text:style-name="T35">Standard</text:span><office:annotation loext:resolved="false"><dc:creator>Unknown Author</dc:creator><dc:date>2022-09-01T14:39:38.654774803</dc:date><text:p text:style-name="P85"><text:span text:style-name="T62">I don’t think this is optional in practice.</text:span></text:p></office:annotation><office:annotation loext:resolved="false"><dc:creator>Balazs Racz</dc:creator><dc:date>2022-10-17T23:49:26.165779597</dc:date><meta:creator-initials>BR</meta:creator-initials><text:p text:style-name="P85"><text:span text:style-name="T60">Reply to Unknown Author (09/01/2022, 14:39): "..."</text:span></text:p><text:p><text:span text:style-name="T61">I will mark it as recommended; technically a train can work without FDI.</text:span></text:p></office:annotation> and Datagram Protocol it depends on;</text:p>
        </text:list-item>
        <text:list-item>
          <text:p text:style-name="P67">OpenLCB Configuration Description Information Standard;</text:p>
        </text:list-item>
        <text:list-item>
          <text:p text:style-name="P68">OpenLCB <text:span text:style-name="T55">Function </text:span>Description Information Standard;</text:p>
        </text:list-item>
        <text:list-item>
          <text:p text:style-name="P67"><text:soft-page-break/>OpenLCB Train Search Protocol.</text:p>
        </text:list-item>
      </text:list>
      <text:p text:style-name="P13">Float-16 is the half-precision numeric format defined by IEEE 754-2008. This is the format that the GNU toolchain's -mfp16-format=ieee flag and __fp16 type makes available on some CPU types.</text:p>
      <text:h text:style-name="P62" text:outline-level="2"><text:bookmark-start text:name="__RefHeading___Toc3637_3720956906"/><text:bookmark-start text:name="__DdeLink__5757_3872312465"/>Terminology<text:bookmark-end text:name="__DdeLink__5757_3872312465"/><office:annotation loext:resolved="false"><dc:creator>Unknown Author</dc:creator><dc:date>2022-09-01T14:40:46.111906120</dc:date><text:p text:style-name="P85"><text:span text:style-name="T62">This section is verbose for a Standard. <text:s/>Some of the content should be moved to the TN, e.g. all the justification statements.</text:span></text:p></office:annotation><text:bookmark-end text:name="__RefHeading___Toc3637_3720956906"/></text:h>
      <text:p text:style-name="P42">The following Nodes participate in the interactions presented in this Standard:</text:p>
      <text:list text:style-name="L4">
        <text:list-item>
          <text:p text:style-name="P71"><text:span text:style-name="T37">Train Node</text:span><text:span text:style-name="T39">: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72">Throttle Node<text:span text:style-name="T39">: An OpenLCB Node controlling one or more Train Nodes using the Train Control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2">The following additional concepts are used:</text:p>
      <text:list text:style-name="L5">
        <text:list-item>
          <text:p text:style-name="P74"><text:span text:style-name="T37">Train</text:span><text:span text:style-name="T38"> Control Operation: </text:span><text:span text:style-name="T40">The set of commands Set Speed, Emergency Stop and Set Function. </text:span></text:p>
        </text:list-item>
        <text:list-item>
          <text:p text:style-name="P73"><text:span text:style-name="T38">Controller</text:span><text:span text:style-name="T36">: A Train Node </text:span><text:span text:style-name="T45">has zero or</text:span><text:span text:style-name="T36"> </text:span><text:span text:style-name="T45">one </text:span><text:span text:style-name="T36">Throttle Node assigned as the Controller. There is no requirement that the Train Node should accept </text:span><text:span text:style-name="T45">Train Control Operations</text:span><text:span text:style-name="T36"> from the Controller </text:span><text:span text:style-name="T45">only</text:span><text:span text:style-name="T36">. A Throttle Node set as the Controller has to stay alive and connected to the OpenLCB bus, and the Train Node may periodically verify this as a safety check.</text:span></text:p>
        </text:list-item>
        <text:list-item>
          <text:p text:style-name="P73"><text:span text:style-name="T20">Listener</text:span><text:span text:style-name="T18">: A </text:span><text:span text:style-name="T19">Throttle N</text:span><text:span text:style-name="T18">ode may be interested in receiving a copy of all state changing messages from a given </text:span><text:span text:style-name="T19">T</text:span><text:span text:style-name="T18">rain </text:span><text:span text:style-name="T19">N</text:span><text:span text:style-name="T18">ode. Since </text:span><text:span text:style-name="T19">T</text:span><text:span text:style-name="T18">hrottle-to-</text:span><text:span text:style-name="T19">T</text:span><text:span text:style-name="T18">rain configuration is addressed, there is no network-level mechanism to guarantee that messages destined to the </text:span><text:span text:style-name="T19">T</text:span><text:span text:style-name="T18">rain </text:span><text:span text:style-name="T19">N</text:span><text:span text:style-name="T18">ode can be intercepted by the interested third party. The </text:span><text:span text:style-name="T19">T</text:span><text:span text:style-name="T18">rain </text:span><text:span text:style-name="T19">N</text:span><text:span text:style-name="T18">ode therefore </text:span><text:span text:style-name="T19">has </text:span><text:span text:style-name="T18">a feature that allows other nodes to be registered, and the </text:span><text:span text:style-name="T19">T</text:span><text:span text:style-name="T18">rain shall forward the speed (and optionally function) setting messages to the registered </text:span><text:span text:style-name="T19">Listener </text:span><text:span text:style-name="T18">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3"/>
      <text:h text:style-name="Heading_20_2" text:outline-level="2"><text:bookmark-start text:name="__RefHeading___Toc3641_3720956906"/><text:bookmark-start text:name="__DdeLink__5804_3872312465"/>Defined Event IDs<text:bookmark-end text:name="__RefHeading___Toc3641_3720956906"/><text:bookmark-end text:name="__DdeLink__5804_3872312465"/></text:h>
      <text:p text:style-name="P13">Is Train: 01.01.00.00.00.00.03.03<office:annotation loext:resolved="false"><dc:creator>Unknown Author</dc:creator><dc:date>2022-09-01T14:43:48.728976478</dc:date><text:p text:style-name="P85"><text:span text:style-name="T62">Elsewhere referred to as isATrain</text:span></text:p></office:annotation><office:annotation loext:resolved="false"><dc:creator>Balazs Racz</dc:creator><dc:date>2022-10-20T00:52:09.919184875</dc:date><meta:creator-initials>BR</meta:creator-initials><text:p text:style-name="P85"><text:span text:style-name="T60">Reply to Unknown Author (09/01/2022, 14:43): "..."</text:span></text:p><text:p><text:span text:style-name="T61">I have not found that string in the S or TN.</text:span></text:p></office:annotation></text:p>
      <text:p text:style-name="P13">Emergency Stop All: 01.0<text:span text:style-name="T36">0</text:span>.00.00.00.00.FF.F<text:span text:style-name="T36">D</text:span><office:annotation loext:resolved="false"><dc:creator>Unknown Author</dc:creator><dc:date>2022-09-01T14:43:05.974749205</dc:date><text:p text:style-name="P85"><text:span text:style-name="T62">Clear Emergency Stop?</text:span></text:p></office:annotation><office:annotation loext:resolved="false"><dc:creator>Balazs Racz</dc:creator><dc:date>2022-10-20T00:52:24.114237783</dc:date><meta:creator-initials>BR</meta:creator-initials><text:p text:style-name="P85"><text:span text:style-name="T60">Reply to Unknown Author (09/01/2022, 14:43): "..."</text:span></text:p><text:p><text:span text:style-name="T61">Added. Also updated the Event IDs, as they were inconsistent with the event ID standard.</text:span></text:p></office:annotation><text:span text:style-name="T36"> </text:span></text:p>
      <text:p text:style-name="P43"><text:span text:style-name="T36">Clear </text:span>Emergency Stop All: 01.0<text:span text:style-name="T36">0</text:span>.00.00.00.00.FF.F<text:span text:style-name="T36">C</text:span></text:p>
      <text:p text:style-name="P45">Emergency <text:span text:style-name="T42">Off </text:span>All: 01.0<text:span text:style-name="T36">0</text:span>.00.00.00.00.FF.F<text:span text:style-name="T42">F</text:span><text:span text:style-name="T36"> </text:span></text:p>
      <text:p text:style-name="P45"><text:span text:style-name="T36">Clear </text:span>Emergency <text:span text:style-name="T42">Off </text:span>All: 01.0<text:span text:style-name="T36">0</text:span>.00.00.00.00.FF.F<text:span text:style-name="T42">E</text:span></text:p>
      <text:h text:style-name="P63" text:outline-level="2"><text:bookmark-start text:name="__RefHeading___Toc3643_3720956906"/><text:bookmark-start text:name="__DdeLink__5804_38723124651"/><text:soft-page-break/>Defined <text:bookmark-end text:name="__DdeLink__5804_38723124651"/><text:span text:style-name="T45">Error Codes</text:span><text:bookmark-end text:name="__RefHeading___Toc3643_3720956906"/></text:h>
      <text:p text:style-name="P49"><text:span text:style-name="T56">Permanent e</text:span>rror – source not permitted – not a controller: 0x1021.</text:p>
      <text:p text:style-name="P34"><text:span text:style-name="T33">Permanent error </text:span><text:span text:style-name="T45">–</text:span><text:span text:style-name="T33"> </text:span><text:span text:style-name="T56">n</text:span><text:span text:style-name="T33">ot found: </text:span>0x1030.</text:p>
      <text:p text:style-name="P36">Permanent error <text:span text:style-name="T45">–</text:span> <text:span text:style-name="T56">a</text:span>lready <text:span text:style-name="T56">e</text:span>xists: 0x1032.</text:p>
      <text:h text:style-name="Heading_20_2" text:outline-level="2"><text:bookmark-start text:name="__RefHeading___Toc3645_3720956906"/><text:bookmark-start text:name="__DdeLink__5806_3872312465"/>Train Control Command Message<text:bookmark-end text:name="__RefHeading___Toc3645_3720956906"/><text:bookmark-end text:name="__DdeLink__5806_3872312465"/></text:h>
      <text:p text:style-name="P13">MTI: Priority 1, index 15, modifier <text:span text:style-name="T22">3</text:span>, addressed =&gt; MTI 0x05E<text:span text:style-name="T22">B</text:span>, CAN frame [195E<text:span text:style-name="T22">B</text:span>sss] fd dd<text:bookmark text:name="__DdeLink__2222_3806027137"/></text:p>
      <text:p text:style-name="P13">This message type and MTI is specific to <text:span text:style-name="T59">train</text:span> control. <text:s/><text:span text:style-name="T41">Bits 0-6 of the </text:span>first byte of the content codes an instruction, which defines the rest of the format. <text:bookmark text:name="__DdeLink__2224_3806027137"/><text:span text:style-name="T41">See below for the definition of bit </text:span><text:span text:style-name="T42">7</text:span><text:span text:style-name="T41">.</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7">Instruction</text:p>
            </table:table-cell>
            <table:table-cell table:style-name="Instructions.A1" table:number-columns-spanned="2" office:value-type="string">
              <text:p text:style-name="P27">Byte 0</text:p>
            </table:table-cell>
            <table:covered-table-cell/>
            <table:table-cell table:style-name="Instructions.A1" table:number-rows-spanned="2" office:value-type="string">
              <text:p text:style-name="P27">Byte 1</text:p>
            </table:table-cell>
            <table:table-cell table:style-name="Instructions.A1" table:number-rows-spanned="2" office:value-type="string">
              <text:p text:style-name="P27">Byte 2</text:p>
            </table:table-cell>
            <table:table-cell table:style-name="Instructions.A1" table:number-rows-spanned="2" office:value-type="string">
              <text:p text:style-name="P27">Byte 3</text:p>
            </table:table-cell>
            <table:table-cell table:style-name="Instructions.A1" table:number-rows-spanned="2" office:value-type="string">
              <text:p text:style-name="P27">Byte 4</text:p>
            </table:table-cell>
            <table:table-cell table:style-name="Instructions.A1" table:number-rows-spanned="2" office:value-type="string">
              <text:p text:style-name="P27">Byte 5</text:p>
            </table:table-cell>
            <table:table-cell table:style-name="Instructions.A1" table:number-rows-spanned="2" office:value-type="string">
              <text:p text:style-name="P27">Byte 6</text:p>
            </table:table-cell>
            <table:table-cell table:style-name="Instructions.A1" table:number-rows-spanned="2" office:value-type="string">
              <text:p text:style-name="P27">Byte 7</text:p>
            </table:table-cell>
            <table:table-cell table:style-name="Instructions.K1" table:number-rows-spanned="2" office:value-type="string">
              <text:p text:style-name="P27">Byte 8</text:p>
            </table:table-cell>
          </table:table-row>
        </table:table-header-rows>
        <table:table-row>
          <table:covered-table-cell table:style-name="Instructions.A2"/>
          <table:table-cell table:style-name="Instructions.A2" office:value-type="string">
            <text:p text:style-name="P30">Bit 7</text:p>
          </table:table-cell>
          <table:table-cell table:style-name="Instructions.A2" office:value-type="string">
            <text:p text:style-name="P30">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19">Set Speed/Direction</text:p>
          </table:table-cell>
          <table:table-cell table:style-name="Instructions.A2" office:value-type="string">
            <text:p text:style-name="P29">P</text:p>
          </table:table-cell>
          <table:table-cell table:style-name="Instructions.A2" office:value-type="string">
            <text:p text:style-name="P19">0x00</text:p>
          </table:table-cell>
          <table:table-cell table:style-name="Instructions.A2" table:number-columns-spanned="2" office:value-type="string">
            <text:p text:style-name="P19">Speed and direction as signed float16</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Set Function</text:p>
          </table:table-cell>
          <table:table-cell table:style-name="Instructions.A2" office:value-type="string">
            <text:p text:style-name="P29">P</text:p>
          </table:table-cell>
          <table:table-cell table:style-name="Instructions.A2" office:value-type="string">
            <text:p text:style-name="P19">0x01</text:p>
          </table:table-cell>
          <table:table-cell table:style-name="Instructions.A2" table:number-columns-spanned="3" office:value-type="string">
            <text:p text:style-name="P19">Address</text:p>
          </table:table-cell>
          <table:covered-table-cell/>
          <table:covered-table-cell/>
          <table:table-cell table:style-name="Instructions.A2" table:number-columns-spanned="2" office:value-type="string">
            <text:p text:style-name="P19">Value</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Emergency Stop</text:p>
          </table:table-cell>
          <table:table-cell table:style-name="Instructions.A2" office:value-type="string">
            <text:p text:style-name="P29">P</text:p>
          </table:table-cell>
          <table:table-cell table:style-name="Instructions.A2" office:value-type="string">
            <text:p text:style-name="P19">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Speeds</text:p>
          </table:table-cell>
          <table:table-cell table:style-name="Instructions.A2" office:value-type="string">
            <text:p text:style-name="P29">0</text:p>
          </table:table-cell>
          <table:table-cell table:style-name="Instructions.A2" office:value-type="string">
            <text:p text:style-name="P19">0x10</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Function</text:p>
          </table:table-cell>
          <table:table-cell table:style-name="Instructions.A2" office:value-type="string">
            <text:p text:style-name="P29">0</text:p>
          </table:table-cell>
          <table:table-cell table:style-name="Instructions.A2" office:value-type="string">
            <text:p text:style-name="P19">0x11</text:p>
          </table:table-cell>
          <table:table-cell table:style-name="Instructions.A2" table:number-columns-spanned="3" office:value-type="string">
            <text:p text:style-name="P19">Address</text:p>
          </table:table-cell>
          <table:covered-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table:number-rows-spanned="4" office:value-type="string">
            <text:p text:style-name="P19">Controller Configuration</text:p>
          </table:table-cell>
          <table:table-cell table:style-name="Instructions.A2" table:number-rows-spanned="4" office:value-type="string">
            <text:p text:style-name="P29">0</text:p>
          </table:table-cell>
          <table:table-cell table:style-name="Instructions.A2" table:number-rows-spanned="4" office:value-type="string">
            <text:p text:style-name="P19">0x20</text:p>
          </table:table-cell>
          <table:table-cell table:style-name="Instructions.A2" office:value-type="string">
            <text:p text:style-name="P19">Assign Controller 0x01</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Release Controller <text:s/>0x02</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Query Controller <text:s/>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19">Controller Changing Notify 0x04</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18"><text:span text:style-name="T23">Listener</text:span> Configuration</text:p>
          </table:table-cell>
          <table:table-cell table:style-name="Instructions.A2" table:number-rows-spanned="3" office:value-type="string">
            <text:p text:style-name="P28">0</text:p>
          </table:table-cell>
          <table:table-cell table:style-name="Instructions.A2" table:number-rows-spanned="3" office:value-type="string">
            <text:p text:style-name="P18">0x30</text:p>
          </table:table-cell>
          <table:table-cell table:style-name="Instructions.A2" office:value-type="string">
            <text:p text:style-name="P19">Attach Node <text:line-break/><text:span text:style-name="T24">or<text:line-break/></text:span><text:span text:style-name="T42">U</text:span><text:span text:style-name="T24">pdate </text:span><text:span text:style-name="T42">F</text:span><text:span text:style-name="T24">lags<text:line-break/></text:span>0x01</text:p>
          </table:table-cell>
          <table:table-cell table:style-name="Instructions.A2" office:value-type="string">
            <text:p text:style-name="P19">Flags<text:line-break/>0x01=<text:span text:style-name="T42">Resv’d</text:span></text:p>
            <text:p text:style-name="P22">0x02=Rev direction</text:p>
            <text:p text:style-name="P22">0x04=Link F0</text:p>
            <text:p text:style-name="P22">0x08=Link Fn</text:p>
            <text:p text:style-name="P23">0x80=Hide</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19">Detach Node <text:s text:c="3"/>0x02</text:p>
          </table:table-cell>
          <table:table-cell table:style-name="Instructions.A2" office:value-type="string">
            <text:p text:style-name="P21">Flags<text:line-break/></text:p>
            <text:p text:style-name="P31">(Reserved)</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Nodes<text:line-break/>0x03</text:p>
          </table:table-cell>
          <table:table-cell table:style-name="Instructions.A2" office:value-type="string">
            <text:p text:style-name="P24">Listener index <text:span text:style-name="T24">{</text:span>optional<text:span text:style-name="T24">}</text:span></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ext:soft-page-break/>
        <table:table-row>
          <table:table-cell table:style-name="Instructions.A2" office:value-type="string">
            <text:p text:style-name="P19"><text:span text:style-name="T59">Train Control</text:span> Management</text:p>
          </table:table-cell>
          <table:table-cell table:style-name="Instructions.A2" office:value-type="string">
            <text:p text:style-name="P29">0</text:p>
          </table:table-cell>
          <table:table-cell table:style-name="Instructions.A2" office:value-type="string">
            <text:p text:style-name="P19">0x40</text:p>
          </table:table-cell>
          <table:table-cell table:style-name="Instructions.A2" office:value-type="string">
            <text:p text:style-name="P19">Reserve <text:s text:c="10"/>0x01</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Release <text:s/>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25">No-op<text:line-break/>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
      <text:p text:style-name="P13"/>
      <text:p text:style-name="P13">The Set Function instruction uses a three-byte address for brevity; it's to be interpreted with a high byte of zero to make a four byte address in the function memory space (0xF<text:span text:style-name="T48">9</text:span>).</text:p>
      <text:p text:style-name="P44">The P bit shall be set to 0 when a Throttle Node sends a command to a Train Node, and set to 1 when a Train Node is sending a forwarded command to a Listener Node.</text:p>
      <text:h text:style-name="Heading_20_2" text:outline-level="2"><text:bookmark-start text:name="__RefHeading___Toc3647_3720956906"/><text:span text:style-name="T59">Train</text:span><text:bookmark-start text:name="__DdeLink__5808_3872312465"/> Control Reply Message<text:bookmark-end text:name="__RefHeading___Toc3647_3720956906"/><text:bookmark-end text:name="__DdeLink__5808_3872312465"/></text:h>
      <text:p text:style-name="P13">MTI: Priority 0, index 15, modifier <text:span text:style-name="T22">1</text:span>, addressed =&gt; MTI 0x01E<text:span text:style-name="T22">9</text:span>, CAN frame [191E<text:span text:style-name="T22">9</text:span>sss] fd dd<text:bookmark text:name="__DdeLink__2226_3806027137"/></text:p>
      <text:p text:style-name="P1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0">Instruction</text:p>
            </table:table-cell>
            <table:table-cell table:style-name="Table2.A1" office:value-type="string">
              <text:p text:style-name="P20">Byte 0</text:p>
            </table:table-cell>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Byte 7</text:p>
            </table:table-cell>
            <table:table-cell table:style-name="Table2.A1" office:value-type="string">
              <text:p text:style-name="P20">Byte 8</text:p>
            </table:table-cell>
            <table:table-cell table:style-name="Table2.A1" office:value-type="string">
              <text:p text:style-name="P20">Byte 9</text:p>
            </table:table-cell>
            <table:table-cell table:style-name="Table2.L1" office:value-type="string">
              <text:p text:style-name="P20">Byte 10</text:p>
            </table:table-cell>
          </table:table-row>
        </table:table-header-rows>
        <table:table-row>
          <table:table-cell table:style-name="Table2.A2" office:value-type="string">
            <text:p text:style-name="P19">Query Speeds Reply</text:p>
          </table:table-cell>
          <table:table-cell table:style-name="Table2.A2" office:value-type="string">
            <text:p text:style-name="P19">0x10</text:p>
          </table:table-cell>
          <table:table-cell table:style-name="Table2.A2" table:number-columns-spanned="2" office:value-type="string">
            <text:p text:style-name="P19">Set Speed</text:p>
          </table:table-cell>
          <table:covered-table-cell/>
          <table:table-cell table:style-name="Table2.A2" office:value-type="string">
            <text:p text:style-name="P19">Status</text:p>
            <text:p text:style-name="P26">Bit 0: 1=E-Stop.</text:p>
          </table:table-cell>
          <table:table-cell table:style-name="Table2.A2" table:number-columns-spanned="2" office:value-type="string">
            <text:p text:style-name="P19">Commanded Speed</text:p>
          </table:table-cell>
          <table:covered-table-cell/>
          <table:table-cell table:style-name="Table2.A2" table:number-columns-spanned="2" office:value-type="string">
            <text:p text:style-name="P19">Actual Speed</text:p>
          </table:table-cell>
          <table:covered-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Query Function Reply</text:p>
          </table:table-cell>
          <table:table-cell table:style-name="Table2.A2" office:value-type="string">
            <text:p text:style-name="P19">0x11</text:p>
          </table:table-cell>
          <table:table-cell table:style-name="Table2.A2" table:number-columns-spanned="3" office:value-type="string">
            <text:p text:style-name="P19">Address</text:p>
          </table:table-cell>
          <table:covered-table-cell/>
          <table:covered-table-cell/>
          <table:table-cell table:style-name="Table2.A2" table:number-columns-spanned="2" office:value-type="string">
            <text:p text:style-name="P19">Value</text:p>
          </table:table-cell>
          <table:covered-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9">Controller Configuration Reply</text:p>
          </table:table-cell>
          <table:table-cell table:style-name="Table2.A2" table:number-rows-spanned="3" office:value-type="string">
            <text:p text:style-name="P19">0x20</text:p>
          </table:table-cell>
          <table:table-cell table:style-name="Table2.A2" office:value-type="string">
            <text:p text:style-name="P19">Assign Controller Reply 0x01</text:p>
          </table:table-cell>
          <table:table-cell table:style-name="Table2.A2" office:value-type="string">
            <text:p text:style-name="P19">Result:<text:line-break/>0 == OK<text:line-break/>Non-zero == Failed</text:p>
            <text:p text:style-name="P19">Fail Code: Bit 0=Assigned Controller Refused Connection</text:p>
            <text:p text:style-name="P19">Bit 1 = Train Refused Connection</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Controller Reply 0x03</text:p>
          </table:table-cell>
          <table:table-cell table:style-name="Table2.A2" office:value-type="string">
            <text:p text:style-name="P19">Flags<text:line-break/>0x01=<text:span text:style-name="T42">Resv’d</text:span></text:p>
          </table:table-cell>
          <table:table-cell table:style-name="Table2.A2" table:number-columns-spanned="6" office:value-type="string">
            <text:p text:style-name="P19">Active Controller (0.0.0.0.0.0 if no controller active)</text:p>
          </table:table-cell>
          <table:covered-table-cell/>
          <table:covered-table-cell/>
          <table:covered-table-cell/>
          <table:covered-table-cell/>
          <table:covered-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Controller Changed Notify Reply 0x04</text:p>
          </table:table-cell>
          <table:table-cell table:style-name="Table2.A2" office:value-type="string">
            <text:p text:style-name="P19">Result: 0 == OK</text:p>
            <text:p text:style-name="P19">Non-zero == Reject</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8"><text:span text:style-name="T23">Listener</text:span> Configuration <text:s/>Reply</text:p>
          </table:table-cell>
          <table:table-cell table:style-name="Table2.A2" table:number-rows-spanned="3" office:value-type="string">
            <text:p text:style-name="P18">0x30</text:p>
          </table:table-cell>
          <table:table-cell table:style-name="Table2.A2" office:value-type="string">
            <text:p text:style-name="P19">Attach Node Reply <text:s/>0x01</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Detach Node Reply <text:s text:c="3"/>0x02</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Node Reply <text:s/>0x03</text:p>
          </table:table-cell>
          <table:table-cell table:style-name="Table2.A2" office:value-type="string">
            <text:p text:style-name="P24">Node count</text:p>
          </table:table-cell>
          <table:table-cell table:style-name="Table2.A2" office:value-type="string">
            <text:p text:style-name="P24">Node index<text:line-break/><text:span text:style-name="T25">{opt}</text:span></text:p>
          </table:table-cell>
          <table:table-cell table:style-name="Table2.A2" office:value-type="string">
            <text:p text:style-name="P24">Flags<text:line-break/><text:span text:style-name="T25">{opt}</text:span></text:p>
          </table:table-cell>
          <table:table-cell table:style-name="Table2.L2" table:number-columns-spanned="6" office:value-type="string">
            <text:p text:style-name="P24">Node ID<text:line-break/><text:span text:style-name="T25">{optional}</text:span></text:p>
          </table:table-cell>
          <table:covered-table-cell/>
          <table:covered-table-cell/>
          <table:covered-table-cell/>
          <table:covered-table-cell/>
          <table:covered-table-cell/>
        </table:table-row>
        <text:soft-page-break/>
        <table:table-row>
          <table:table-cell table:style-name="Table2.A2" office:value-type="string">
            <text:p text:style-name="P19">Train Control Management Reply</text:p>
          </table:table-cell>
          <table:table-cell table:style-name="Table2.A2" office:value-type="string">
            <text:p text:style-name="P19">0x40</text:p>
          </table:table-cell>
          <table:table-cell table:style-name="Table2.A2" office:value-type="string">
            <text:p text:style-name="P19">Reserve Reply <text:s/>0x01</text:p>
          </table:table-cell>
          <table:table-cell table:style-name="Table2.A2" office:value-type="string">
            <text:p text:style-name="P19">Result:<text:line-break/>0 == OK<text:line-break/>Non-zero == Failed</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25">Heartbeat Request<text:line-break/>0x03</text:p>
          </table:table-cell>
          <table:table-cell table:style-name="Table2.A2" office:value-type="string">
            <text:p text:style-name="P25">Timeout in second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13"/>
      <text:p text:style-name="P13"/>
      <text:p text:style-name="P13">The Query Speed/Direction reply is almost in the Set Speed/Direction format, with the addition of the two additional speeds. <text:s/>If a node cannot provide any of those three speeds, it <text:span text:style-name="T42">shall</text:span><office:annotation loext:resolved="true"><dc:creator>Bob Jacobsen</dc:creator><dc:date>2022-09-01T17:43:42.681057761</dc:date><meta:creator-initials>BJ</meta:creator-initials><text:p text:style-name="P85"><text:span text:style-name="T62">Shall?</text:span></text:p></office:annotation><office:annotation loext:resolved="false"><dc:creator>Balazs Racz</dc:creator><dc:date>2022-10-23T11:26:20.955211325</dc:date><meta:creator-initials>BR</meta:creator-initials><text:p text:style-name="P85"><text:span text:style-name="T60">Reply to Bob Jacobsen (09/01/2022, 17:43): "..."</text:span></text:p><text:p><text:span text:style-name="T61">Done</text:span></text:p></office:annotation> use float16 NaN (not a number) 0xFFFF. “Set Speed” is the most recent speed received in a Set Speed/Direction instruction, <text:span text:style-name="T26">or </text:span><text:span text:style-name="T4">±</text:span><text:span text:style-name="T27">0</text:span><text:span text:style-name="T26"> if an E-Stop command was received after the last Set Speed/Direction command. </text:span><text:span text:style-name="T43">T</text:span><text:span text:style-name="T42">he E-Stop bit in the Flags byte </text:span><text:span text:style-name="T43">represents whether the Train Node is in Emergency Stop state</text:span><text:span text:style-name="T26">.</text:span> “Commanded Speed” is the speed that the <text:span text:style-name="T59">train</text:span> is currently attempting to move, taking into account momentum and any other control modifiers. <text:s/>“Actual Speed” is the current measured speed of the locomotive. There is no accuracy guarantee for Actual Speed.<text:bookmark text:name="__DdeLink__2635_3806027137"/><text:bookmark text:name="__DdeLink__2728_3806027137"/></text:p>
      <text:h text:style-name="Heading_20_1" text:outline-level="1"><text:bookmark-start text:name="__RefHeading___Toc3649_3720956906"/>States (Normative)<text:bookmark-end text:name="__RefHeading___Toc3649_3720956906"/></text:h>
      <text:p text:style-name="P45">OpenLCB <text:span text:style-name="T42">Train Nodes have the following states:</text:span></text:p>
      <text:p text:style-name="P45"><text:span text:style-name="T42">Related to Speed:</text:span><office:annotation loext:resolved="false"><dc:creator>Bob Jacobsen</dc:creator><dc:date>2022-09-01T17:44:39.961271734</dc:date><meta:creator-initials>BJ</meta:creator-initials><text:p text:style-name="P85"><text:span text:style-name="T62">If these speeds are states (which is arguable), then so is the function status.</text:span></text:p></office:annotation><office:annotation loext:resolved="false"><dc:creator>Balazs Racz</dc:creator><dc:date>2022-11-02T20:25:22.946991938</dc:date><meta:creator-initials>BR</meta:creator-initials><text:p text:style-name="P85"><text:span text:style-name="T60">Reply to Bob Jacobsen (09/01/2022, 17:44): "..."</text:span></text:p><text:p><text:span text:style-name="T61">I added a note, but I see it differently – any given function may or may not be implemented. None are required.</text:span></text:p></office:annotation></text:p>
      <text:list text:style-name="L6">
        <text:list-item>
          <text:p text:style-name="P75"><text:span text:style-name="T44">Set Speed</text:span> – The speed set by a throttle, the content of the most recent “set speed” instruction</text:p>
        </text:list-item>
        <text:list-item>
          <text:p text:style-name="P75"><text:span text:style-name="T44">Commanded Speed</text:span> – the current speed that is intended <text:span text:style-name="T42">by the control algorithm of the Train Node</text:span>. <text:span text:style-name="T57">Optional (assumed to match the Set Speed when not implemented).</text:span></text:p>
        </text:list-item>
        <text:list-item>
          <text:p text:style-name="P76"><text:span text:style-name="T44">Current Speed</text:span> – a physical state, the speed at which the object is currently moving. <text:span text:style-name="T57">Optional (assumed to match the Commanded Speed when not implemented).</text:span></text:p>
        </text:list-item>
      </text:list>
      <text:p text:style-name="P44">Related to Emergency Stop:</text:p>
      <text:list text:style-name="L7">
        <text:list-item>
          <text:p text:style-name="P77">A Train Node enters <text:span text:style-name="T44">Emergency Stop</text:span> state upon receiving a <text:span text:style-name="T59">Train</text:span> Control Command message with Emergency Stop command. A Train Node leaves Emergency Stop state upon receiving a <text:span text:style-name="T59">Train</text:span> Control Command message with a Set Speed command (for any speed, including <text:span text:style-name="T4">±</text:span><text:span text:style-name="T27">0</text:span>).</text:p>
        </text:list-item>
        <text:list-item>
          <text:p text:style-name="P77">A Train Node enters <text:span text:style-name="T44">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7">A Train Node enters <text:span text:style-name="T44">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6"><text:soft-page-break/>Related to Functions:</text:p>
      <text:list text:style-name="L8">
        <text:list-item>
          <text:p text:style-name="P78">It is not specified, which Function numbers are part of the state of the Train Node, and for those that are, what resolution the value needs to be represented.</text:p>
        </text:list-item>
      </text:list>
      <text:p text:style-name="P46">Related to Listeners:</text:p>
      <text:list text:style-name="L9">
        <text:list-item>
          <text:p text:style-name="P79">The state consists of which Listeners are currently attached (their Node ID), the Flag byte with which they were last attached, and the order in which they were attached. Updating the flags shall not change the order.</text:p>
        </text:list-item>
        <text:list-item>
          <text:p text:style-name="P79">It is strongly recommended to store the Listener configuration in persistent state.</text:p>
        </text:list-item>
      </text:list>
      <text:p text:style-name="P46">Related to Controller:</text:p>
      <text:list text:style-name="L10">
        <text:list-item>
          <text:p text:style-name="P80">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64" text:outline-level="2"><text:bookmark-start text:name="__RefHeading___Toc3653_3720956906"/>Controller<text:bookmark-end text:name="__RefHeading___Toc3653_3720956906"/></text:h>
      <text:p text:style-name="P47"><text:span text:style-name="T45">A Train Node maintains a single Node ID in its state as the Controller. A Throttle Node, before attempting any Train Control Operation, shall assign its own Node ID as the Train Node’s </text:span>Controller. <text:span text:style-name="T45">A Throttle Node which is the current Controller, before intentionally powering down, shall attempt to release itself from the Train Node.</text:span></text:p>
      <text:p text:style-name="P47"><text:span text:style-name="T45">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6">Messages arriving from an attached Listener with the P bit set to 1 shall never be rejected.</text:span></text:p>
      <text:p text:style-name="P49">A Train Node may, but is not required to, use heartbeats (see Section Heartbeat) to ensure that the Controller is continuously present on the network and is intending to keep the control of the locomotive.</text:p>
      <text:p text:style-name="P48">A Throttle Node, to assign itself as the Controller of a Train Node, sends a <text:span text:style-name="T59">Train</text:span> Control Command message to the Train Node, with the Controller Configuration <text:span text:style-name="T45">–</text:span> Assign Controller command and its own Node ID. To accept the request, the Train Node shall set the Controller to the provided Node ID and reply with a <text:span text:style-name="T59">Train</text:spa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50"><text:bookmark-start text:name="__DdeLink__2318_3806027137"/>A <text:span text:style-name="T46">N</text:span>ode m<text:span text:style-name="T32">a</text:span>y <text:span text:style-name="T46">q</text:span>uery the active <text:span text:style-name="T46">Controller </text:span>from a <text:span text:style-name="T46">T</text:span>rain <text:span text:style-name="T46">N</text:span>ode. <text:s/>If no <text:span text:style-name="T46">C</text:span>ontroller is assigned the <text:span text:style-name="T46">T</text:span>rain <text:span text:style-name="T46">N</text:span>ode returns a Node ID of 0.0.0.0.0.0.<text:bookmark-end text:name="__DdeLink__2318_3806027137"/></text:p>
      <text:p text:style-name="P51">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bookmark text:name="__DdeLink__2635_38060271371"/></text:p>
      <text:h text:style-name="Heading_20_2" text:outline-level="2"><text:bookmark-start text:name="__RefHeading___Toc3655_3720956906"/><text:bookmark-start text:name="__DdeLink__5810_3872312465"/><text:soft-page-break/>Emergency Stop<text:bookmark-end text:name="__RefHeading___Toc3655_3720956906"/><text:bookmark-end text:name="__DdeLink__5810_3872312465"/></text:h>
      <text:p text:style-name="P14">Receipt of the <office:annotation office:name="__Annotation__2606_428502540" loext:resolved="true"><dc:creator>Balazs Racz</dc:creator><dc:date>2022-10-20T20:59:24.809668074</dc:date><meta:creator-initials>BR</meta:creator-initials><text:p text:style-name="P85"><text:span text:style-name="T62">We need to also describe the emergency stop all event here (or another section).</text:span></text:p></office:annotation>Emergency Stop instruction<office:annotation-end office:name="__Annotation__2606_428502540"/> stops the locomotive as fast as possible. <text:s/>This sets the <text:span text:style-name="T47">S</text:span>et <text:span text:style-name="T47">S</text:span>peed to zero (preserving existing direction) and the <text:span text:style-name="T47">C</text:span>ommanded <text:span text:style-name="T47">S</text:span>peed to zero (preserving existing direction) regardless of any momentum, BEMF or other operations with the train node.<office:annotation loext:resolved="true"><dc:creator>Unknown Author</dc:creator><dc:date>2022-09-01T16:38:22.154789393</dc:date><text:p text:style-name="P85"><text:span text:style-name="T62">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5"><text:span text:style-name="T60">Reply to Unknown Author (09/01/2022, 16:38): "..."</text:span></text:p><text:p><text:span text:style-name="T61">Added text.</text:span></text:p></office:annotation></text:p>
      <text:p text:style-name="P52">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2">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RefHeading___Toc3657_3720956906"/><text:bookmark-start text:name="__DdeLink__5812_3872312465"/>Function Operation<text:bookmark-end text:name="__RefHeading___Toc3657_3720956906"/><text:bookmark-end text:name="__DdeLink__5812_3872312465"/></text:h>
      <text:p text:style-name="P53">Function values are stored in the 0xF9 memory space. They are written using the memory configuration protocol or using the Set Function instruction.</text:p>
      <text:p text:style-name="P54">For a binary function the Throttle Node shall write the value ‘0’ to turn the function off, and ‘1’ to turn the function on.</text:p>
      <text:h text:style-name="Heading_20_2" text:outline-level="2"><text:bookmark-start text:name="__RefHeading___Toc3659_3720956906"/><text:bookmark-start text:name="__DdeLink__5816_3872312465"/>Train Identification<text:bookmark-start text:name="__DdeLink__2241_3582948562"/><text:bookmark-end text:name="__RefHeading___Toc3659_3720956906"/><text:bookmark-end text:name="__DdeLink__5816_3872312465"/></text:h>
      <text:p text:style-name="P14"><text:bookmark-end text:name="__DdeLink__2241_3582948562"/><text:span text:style-name="T28">Train </text:span><text:span text:style-name="T29">N</text:span><text:span text:style-name="T28">odes </text:span><text:span text:style-name="T29">shall be </text:span><text:span text:style-name="T28">produce</text:span><text:span text:style-name="T29">rs of</text:span><text:span text:style-name="T28"> the well-known reserved event ‘</text:span><text:span text:style-name="T29">Is Train’ according to the OpenLCB Event Transport Standard</text:span><text:span text:style-name="T28">.</text:span></text:p>
      <text:h text:style-name="Heading_20_2" text:outline-level="2"><text:bookmark-start text:name="__RefHeading___Toc3661_3720956906"/><text:bookmark-start text:name="__DdeLink__5822_3872312465"/>Listeners<text:bookmark-end text:name="__RefHeading___Toc3661_3720956906"/><text:bookmark-end text:name="__DdeLink__5822_3872312465"/></text:h>
      <text:p text:style-name="P32">When listeners are configured <text:span text:style-name="T49">on a Train Node</text:span>, the incoming <text:span text:style-name="T47">Train Control Operations </text:span>are forwarded by the <text:span text:style-name="T47">T</text:span>rain <text:span text:style-name="T47">N</text:span>ode to all the <text:span text:style-name="T47">L</text:span>istener nodes. The forwarded message shall be a <text:span text:style-name="T59">Train</text:span> Control Request message <text:span text:style-name="T48">with the bit P set to 1</text:span>.</text:p>
      <text:p text:style-name="P32"><text:span text:style-name="T48">Even if</text:span> the source node of the <text:span text:style-name="T49">incoming </text:span>message is on the listener list, the message is not forwarded to <text:span text:style-name="T48">the source node to </text:span>avoid message loops.</text:p>
      <text:p text:style-name="P32">The listener flags define <text:span text:style-name="T49">which</text:span> messages shall be forwarded:</text:p>
      <text:list text:style-name="L11">
        <text:list-item>
          <text:p text:style-name="P81">Set speed message is always forwarded. If the flag “Rev direction” is set for the listener, the direction of the forwarded speed is flipped.</text:p>
        </text:list-item>
        <text:list-item>
          <text:p text:style-name="P81">Set function message with function number = 0 <text:span text:style-name="T48">shall be</text:span> forwarded if <text:span text:style-name="T48">and only if</text:span> the “Link F0” flag is set on the listener configuration.</text:p>
        </text:list-item>
        <text:list-item>
          <text:p text:style-name="P81">Set function message for a<text:span text:style-name="T48">ny</text:span> other function number shall be forwarded if <text:span text:style-name="T48">and only i</text:span>f the “Link Fn” flag is set on the listener configuration.<office:annotation loext:resolved="false"><dc:creator>Bob Jacobsen</dc:creator><dc:date>2022-09-01T16:48:16.621450990</dc:date><meta:creator-initials>BJ</meta:creator-initials><text:p text:style-name="P85"><text:span text:style-name="T62">Assign? Reserve?</text:span></text:p></office:annotation><text:bookmark text:name="__DdeLink__3180_304900436"/><office:annotation loext:resolved="false"><dc:creator>Balazs Racz</dc:creator><dc:date>2022-11-02T23:54:49.585049483</dc:date><meta:creator-initials>BR</meta:creator-initials><text:p text:style-name="P85"><text:span text:style-name="T60">Reply to Bob Jacobsen (09/01/2022, 16:48): "..."</text:span></text:p><text:p><text:span text:style-name="T61">I don’t understand the question.</text:span></text:p></office:annotation></text:p>
        </text:list-item>
      </text:list>
      <text:p text:style-name="P33">To add or remove a listener, the Attach Node or Detach Node message shall be sent to the target <text:span text:style-name="T50">T</text:span>rain <text:span text:style-name="T50">N</text:span>ode. The response shall contain the same node ID and a 2-byte OpenLCB Error Code. The following error codes may be helpful:</text:p>
      <text:list text:style-name="L12">
        <text:list-item>
          <text:p text:style-name="P82"><text:soft-page-break/>0x0000: Success.</text:p>
        </text:list-item>
        <text:list-item>
          <text:p text:style-name="P83"><text:span text:style-name="T33">Permanent error, Not found. Useful if the caller tried to remove a node that is not attached as a </text:span><text:span text:style-name="T51">L</text:span><text:span text:style-name="T33">istener.</text:span></text:p>
        </text:list-item>
        <text:list-item>
          <text:p text:style-name="P84">Permanent error, Already Exists. Useful if the caller tried to add a node as a <text:span text:style-name="T51">L</text:span>istener to itself.</text:p>
        </text:list-item>
      </text:list>
      <text:p text:style-name="P35">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5"><text:span text:style-name="T62">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5"><text:span text:style-name="T60">Reply to Bob Jacobsen (09/01/2022, 16:50): "..."</text:span></text:p><text:p><text:span text:style-name="T61">I will add specifics about this in the TN.</text:span></text:p></office:annotation></text:p>
      <text:p text:style-name="P3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4"><text:span text:style-name="T34">User interfaces that </text:span><text:span text:style-name="T10">show the listeners shall</text:span><text:span text:style-name="T10"><office:annotation loext:resolved="false"><dc:creator>Bob Jacobsen</dc:creator><dc:date>2022-09-01T17:26:51.858798994</dc:date><meta:creator-initials>BJ</meta:creator-initials><text:p text:style-name="P85"><text:span text:style-name="T62">Shall or may? <text:s/>Showing them in a consisting tool so they can be reconfigured/removed may be necessary.</text:span></text:p></office:annotation></text:span><text:span text:style-name="T10"><office:annotation loext:resolved="false"><dc:creator>Balazs Racz</dc:creator><dc:date>2022-11-04T12:30:14.077631643</dc:date><meta:creator-initials>BR</meta:creator-initials><text:p text:style-name="P85"><text:span text:style-name="T60">Reply to Bob Jacobsen (09/01/2022, 17:26): "..."</text:span></text:p><text:p><text:span text:style-name="T61">It is shall. The hidden listeners are not consist members, but rather automation software or throttles. Consist management software should not change these listeners.</text:span></text:p></office:annotation></text:span><text:span text:style-name="T10"> not show listener nodes that are marked with the flag “Hide”. This flag is intended to be set for controlling throttles and train automation systems.</text:span></text:p>
      <text:p text:style-name="P60"><text:span text:style-name="T10">A </text:span><text:span text:style-name="T7">Train Node may, but is not required to change its state upon a received Set Function message with P=1. </text:span><text:span text:style-name="T17">Whether or not it changes state, the forwarding of the message to other Listeners is required as specified above.</text:span></text:p>
      <text:h text:style-name="Heading_20_2" text:outline-level="2"><text:bookmark-start text:name="__RefHeading___Toc3663_3720956906"/><text:bookmark-start text:name="__DdeLink__5826_3872312465"/>Heartbeat<text:bookmark-end text:name="__RefHeading___Toc3663_3720956906"/><text:bookmark-end text:name="__DdeLink__5826_3872312465"/></text:h>
      <text:p text:style-name="P38"><text:span text:style-name="T21">The Heartbeat Request </text:span><text:span text:style-name="T8">may </text:span><text:span text:style-name="T21">be sent by a </text:span><text:span text:style-name="T14">T</text:span><text:span text:style-name="T21">rain </text:span><text:span text:style-name="T14">N</text:span><text:span text:style-name="T21">ode to the currently active Controller node </text:span><text:span text:style-name="T8">at the discretion of the </text:span><text:span text:style-name="T14">T</text:span><text:span text:style-name="T8">rain </text:span><text:span text:style-name="T14">N</text:span><text:span text:style-name="T8">ode. <text:s/>The argument is a </text:span><text:span text:style-name="T9">deadline in seconds for the Controller node to reply. </text:span><text:span text:style-name="T8">The Controller node </text:span><text:span text:style-name="T9">may </text:span><text:span text:style-name="T8">reply with any control or query </text:span><text:span text:style-name="T9">command, or a No-op command.</text:span></text:p>
      <text:p text:style-name="P14"><text:span text:style-name="T11">T</text:span><text:span text:style-name="T12">rains shall not initiate a </text:span><text:span text:style-name="T15">H</text:span><text:span text:style-name="T12">eartbeat </text:span><text:span text:style-name="T15">R</text:span><text:span text:style-name="T12">equest if the last </text:span><text:span text:style-name="T13">Set</text:span><text:span text:style-name="T12"> </text:span><text:span text:style-name="T13">S</text:span><text:span text:style-name="T12">peed is zero (including </text:span><text:span text:style-name="T15">when the Train Node is in </text:span><text:span text:style-name="T12">E</text:span><text:span text:style-name="T15">mergency S</text:span><text:span text:style-name="T12">top </text:span><text:span text:style-name="T14">state</text:span><text:span text:style-name="T12">).</text:span></text:p>
      <text:p text:style-name="P9">Trains shall accept any command or query sent from the <text:span text:style-name="T52">C</text:span>ontroller node to the <text:span text:style-name="T52">T</text:span>rain <text:span text:style-name="T52">N</text:span>ode to clear the <text:span text:style-name="T52">H</text:span>eartbeat <text:span text:style-name="T52">R</text:span>equest. If the <text:span text:style-name="T52">C</text:span>ontroller node does not have anything to command or query, the Train Control Management No-op request may be used to clear the <text:span text:style-name="T52">H</text:span>eartbeat.</text:p>
      <text:p text:style-name="P37"><text:span text:style-name="T7">If a </text:span><text:span text:style-name="T15">T</text:span><text:span text:style-name="T7">rain </text:span><text:span text:style-name="T15">Node </text:span><text:span text:style-name="T7">does not receive any command or query from the Controller node </text:span><text:span text:style-name="T12">within the deadline presented in the </text:span><text:span text:style-name="T15">H</text:span><text:span text:style-name="T12">eartbeat </text:span><text:span text:style-name="T15">R</text:span><text:span text:style-name="T12">equest, the </text:span><text:span text:style-name="T15">T</text:span><text:span text:style-name="T12">rain </text:span><text:span text:style-name="T15">Node </text:span><text:span text:style-name="T12">shall </text:span><text:span text:style-name="T12"><office:annotation loext:resolved="true"><dc:creator>Unknown Author</dc:creator><dc:date>2022-09-01T16:30:04.228605757</dc:date><text:p text:style-name="P85"><text:span text:style-name="T62">“</text:span><text:span text:style-name="T62">Shall” here, “may” up above. <text:s/>I think shall is right, as why send the heartbeat if you’re not going to act on it?</text:span></text:p></office:annotation></text:span><text:span text:style-name="T12"><office:annotation loext:resolved="true"><dc:creator>Balazs Racz</dc:creator><dc:date>2022-11-04T12:51:23.103700481</dc:date><meta:creator-initials>BR</meta:creator-initials><text:p text:style-name="P85"><text:span text:style-name="T60">Reply to Unknown Author (09/01/2022, 16:30): "..."</text:span></text:p><text:p><text:span text:style-name="T61">I removed the “may” sentence above.</text:span></text:p></office:annotation></text:span><text:span text:style-name="T12">interpret that as a Set Speed 0 command. This command shall be forwarded to </text:span><text:span text:style-name="T15">all</text:span><text:span text:style-name="T12"> registered </text:span><text:span text:style-name="T15">L</text:span><text:span text:style-name="T12">isteners at the same time, </text:span><text:span text:style-name="T15">including the Controller node, if it is registered as a Listener</text:span><text:span text:style-name="T12">.</text:span></text:p>
      <text:p text:style-name="P14"><text:span text:style-name="T11">In case there is no assigned Controller node, the </text:span><text:span text:style-name="T16">T</text:span><text:span text:style-name="T11">rain </text:span><text:span text:style-name="T16">Node </text:span><text:span text:style-name="T11">shall continue operating</text:span><text:span text:style-name="T11"><office:annotation loext:resolved="false"><dc:creator>Unknown Author</dc:creator><dc:date>2022-09-01T16:31:50.503921885</dc:date><text:p text:style-name="P85"><text:span text:style-name="T62">This “shall continue” means that a train isn’t allowed to stop automatically in this case. Is that the desired effect? <text:s/>The train was left running when it was deassigned.</text:span></text:p></office:annotation></text:span><text:span text:style-name="T11"><office:annotation loext:resolved="false"><dc:creator>Balazs Racz</dc:creator><dc:date>2022-11-04T12:53:49.546605460</dc:date><meta:creator-initials>BR</meta:creator-initials><text:p text:style-name="P85"><text:span text:style-name="T60">Reply to Unknown Author (09/01/2022, 16:31): "..."</text:span></text:p><text:p><text:span text:style-name="T61">Yes, that’s the desired effect. It is important for museum and show layouts to be able to run trains without an active throttle.</text:span></text:p></office:annotation></text:span><text:span text:style-name="T11"> as last commanded.</text:span><text:bookmark text:name="__DdeLink__2815_304900436"/><text:bookmark text:name="__DdeLink__2811_304900436"/><text:bookmark text:name="__DdeLink__5528_3872312465"/></text:p>
      <text:h text:style-name="Heading_20_1" text:outline-level="1"><text:bookmark-start text:name="__RefHeading___Toc3665_3720956906"/><text:bookmark-start text:name="__DdeLink__5918_3872312465"/>Memory Spaces<text:bookmark-end text:name="__DdeLink__5918_3872312465"/> <text:span text:style-name="T55">(Normative)</text:span><text:bookmark-end text:name="__RefHeading___Toc3665_3720956906"/></text:h>
      <text:h text:style-name="Heading_20_2" text:outline-level="2"><text:bookmark-start text:name="__RefHeading___Toc3667_3720956906"/><text:bookmark-start text:name="__DdeLink__5920_3872312465"/>Function Information 0xF9<text:bookmark-end text:name="__RefHeading___Toc3667_3720956906"/><text:bookmark-end text:name="__DdeLink__5920_3872312465"/></text:h>
      <text:p text:style-name="P55"><text:bookmark-start text:name="__DdeLink__6104_3872312465"/>Functions, such as lights and sounds, can be operated by the <text:span text:style-name="T59">Train</text:span> Control Set Function instruction, and their current value can be retrieved via the <text:span text:style-name="T59">Train</text:span> Control Query Function instruction. <text:bookmark-end text:name="__DdeLink__6104_3872312465"/>The values <text:soft-page-break/>are also available for reading and writing in the Function Information memory space<text:span text:style-name="T53">, so long as the value of a given function does not exceed 255.</text:span></text:p>
      <text:p text:style-name="P55"><text:bookmark-start text:name="__DdeLink__6106_3872312465"/>The NMRA <text:span text:style-name="T53">S-</text:span>9.2.1 <text:span text:style-name="T53">Standard</text:span> describes <text:span text:style-name="T53">four </text:span>separate DCC <text:span text:style-name="T53">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6">Type</text:p>
          </table:table-cell>
          <table:table-cell table:style-name="Table3.A1" office:value-type="string">
            <text:p text:style-name="P16">Low Address</text:p>
          </table:table-cell>
          <table:table-cell table:style-name="Table3.A1" office:value-type="string">
            <text:p text:style-name="P16">High Address</text:p>
          </table:table-cell>
          <table:table-cell table:style-name="Table3.A1" office:value-type="string">
            <text:p text:style-name="P16">Values</text:p>
          </table:table-cell>
        </table:table-row>
        <table:table-row table:style-name="Table3.1">
          <table:table-cell table:style-name="Table3.A1" office:value-type="string">
            <text:p text:style-name="P15">F0-F<text:span text:style-name="T53">6</text:span><text:span text:style-name="T58">8</text:span></text:p>
          </table:table-cell>
          <table:table-cell table:style-name="Table3.A1" office:value-type="string">
            <text:p text:style-name="P15">0x0 00 00</text:p>
          </table:table-cell>
          <table:table-cell table:style-name="Table3.A1" office:value-type="string">
            <text:p text:style-name="P15">0x0 00 <text:span text:style-name="T53">4</text:span><text:span text:style-name="T58">4</text:span></text:p>
          </table:table-cell>
          <table:table-cell table:style-name="Table3.A1" office:value-type="string">
            <text:p text:style-name="P15">A non-zero value indicates "ON", </text:p>
            <text:p text:style-name="P15">a zero value is "OFF".</text:p>
          </table:table-cell>
        </table:table-row>
        <table:table-row table:style-name="Table3.1">
          <table:table-cell table:style-name="Table3.A1" office:value-type="string">
            <text:p text:style-name="P15">Binary State Controls </text:p>
            <text:p text:style-name="P15">(full space)</text:p>
          </table:table-cell>
          <table:table-cell table:style-name="Table3.A1" office:value-type="string">
            <text:p text:style-name="P15">0x1 00 00</text:p>
          </table:table-cell>
          <table:table-cell table:style-name="Table3.A1" office:value-type="string">
            <text:p text:style-name="P15">0x1 7F FF</text:p>
          </table:table-cell>
          <table:table-cell table:style-name="Table3.A1" office:value-type="string">
            <text:p text:style-name="P15">"</text:p>
          </table:table-cell>
        </table:table-row>
        <table:table-row table:style-name="Table3.1">
          <table:table-cell table:style-name="Table3.A1" office:value-type="string">
            <text:p text:style-name="P15">Binary State Controls </text:p>
            <text:p text:style-name="P15">(short space, if separate)</text:p>
          </table:table-cell>
          <table:table-cell table:style-name="Table3.A1" office:value-type="string">
            <text:p text:style-name="P15">0x2 00 00</text:p>
          </table:table-cell>
          <table:table-cell table:style-name="Table3.A1" office:value-type="string">
            <text:p text:style-name="P15">0x2 00 7F</text:p>
          </table:table-cell>
          <table:table-cell table:style-name="Table3.A1" office:value-type="string">
            <text:p text:style-name="P15">"</text:p>
          </table:table-cell>
        </table:table-row>
        <table:table-row table:style-name="Table3.1">
          <table:table-cell table:style-name="Table3.A1" office:value-type="string">
            <text:p text:style-name="P15">Analog Outputs</text:p>
          </table:table-cell>
          <table:table-cell table:style-name="Table3.A1" office:value-type="string">
            <text:p text:style-name="P15">0x3 00 00</text:p>
          </table:table-cell>
          <table:table-cell table:style-name="Table3.A1" office:value-type="string">
            <text:p text:style-name="P15">0x3 00 FF</text:p>
          </table:table-cell>
          <table:table-cell table:style-name="Table3.A1" office:value-type="string">
            <text:p text:style-name="P15"/>
          </table:table-cell>
        </table:table-row>
      </table:table>
      <text:p text:style-name="P59">A Train Node representing a DCC locomotive may, but is not required to provide support for all of the above features, and it may, but is not required to provide the last written data upon a read command.</text:p>
      <text:h text:style-name="Heading_20_2" text:outline-level="2"><text:bookmark-start text:name="__RefHeading___Toc3669_3720956906"/><text:bookmark-start text:name="__DdeLink__5922_3872312465"/>Function Definition Information <text:span text:style-name="T54">(</text:span>FDI<text:span text:style-name="T54">)</text:span> 0xFA<text:bookmark-end text:name="__RefHeading___Toc3669_3720956906"/><text:bookmark-end text:name="__DdeLink__5922_3872312465"/></text:h>
      <text:p text:style-name="P56"><text:span text:style-name="T30">0xFA</text:span><text:span text:style-name="T28"> is a read-only memory space which provides information for </text:span><text:span text:style-name="T30">Throttle Nodes on how to present a user interface </text:span><text:span text:style-name="T31">to control</text:span><text:span text:style-name="T30"> the specific functions that are available on this particular Train Node.</text:span></text:p>
      <text:p text:style-name="P57"><text:span text:style-name="T30">The format and semantics of this </text:span><text:span text:style-name="T31">data</text:span><text:span text:style-name="T30"> is specified by the OpenLCB Function Definition Information Standard.</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1"><text:s/>3.1 Terminology<text:tab/>2</text:p>
          <text:p text:style-name="P12"><text:s/>4 Message Formats (Normative)<text:tab/>2</text:p>
          <text:p text:style-name="P11"><text:s/>4.1 Defined Event IDs<text:tab/>2</text:p>
          <text:p text:style-name="P11"><text:s/>4.2 Defined Error Codes<text:tab/>3</text:p>
          <text:p text:style-name="P11"><text:s/>4.3 Train Control Command Message<text:tab/>3</text:p>
          <text:p text:style-name="P11"><text:s/>4.4 Train Control Reply Message<text:tab/>5</text:p>
          <text:p text:style-name="P12"><text:s/>5 States (Normative)<text:tab/>7</text:p>
          <text:p text:style-name="P12"><text:s/>6 Interactions (Normative)<text:tab/>8</text:p>
          <text:p text:style-name="P11"><text:s/>6.1 Controller<text:tab/>8</text:p>
          <text:p text:style-name="P11"><text:s/>6.2 Emergency Stop<text:tab/>9</text:p>
          <text:p text:style-name="P11"><text:s/>6.3 Function Operation<text:tab/>9</text:p>
          <text:p text:style-name="P11"><text:s/>6.4 Train Identification<text:tab/>9</text:p>
          <text:p text:style-name="P11"><text:s/>6.5 Listeners<text:tab/>9</text:p>
          <text:p text:style-name="P11"><text:s/>6.6 Heartbeat<text:tab/>10</text:p>
          <text:p text:style-name="P12"><text:s/>7 Memory Spaces (Normative)<text:tab/>10</text:p>
          <text:p text:style-name="P11"><text:s/>7.1 Function Information 0xF9<text:tab/>10</text:p>
          <text:p text:style-name="P11"><text:s/>7.2 Function Definition Information (FDI) 0xFA<text:tab/>11</text:p>
        </text:index-body>
      </text:table-of-conten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day/>
      <number:text>/</number:text>
      <number:month/>
      <number:text>/</number:text>
      <number:year number:style="long"/>
    </number:date-style>
    <number:date-style style:name="N130">
      <number:month/>
      <number:text>/</number:text>
      <number:day/>
      <number:text>/</number:text>
      <number:year number:style="long"/>
    </number:date-style>
    <number:date-style style:name="N10129" number:language="en" number:country="US">
      <number:day/>
      <number:text>/</number:text>
      <number:month/>
      <number:text>/</number:text>
      <number:year number:style="long"/>
    </number:date-style>
    <number:date-style style:name="N10130"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3" style:family="paragraph" style:parent-style-name="Header">
      <style:text-properties fo:language="zxx" fo:country="none" style:language-asian="zxx" style:country-asian="none"/>
    </style:style>
    <style:style style:name="MP4" style:family="paragraph">
      <style:paragraph-properties style:writing-mode="lr-tb"/>
      <style:text-properties style:font-name="Times New Roman" fo:font-size="1pt" style:font-name-asian="Times New Roman" style:font-name-complex="Times New Roman"/>
    </style:style>
    <style:style style:name="MP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Times New Roman" fo:font-size="1pt" style:font-name-asian="Times New Roman" style:font-name-complex="Times New Roman"/>
    </style:style>
    <style:style style:name="MT5" style:family="text">
      <style:text-properties style:font-name="Arial" officeooo:rsid="001362a9"/>
    </style:style>
    <style:style style:name="MT6"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Train Control Protocol Standard</text:title></text:p>
      </style:header>
      <style:footer>
        <text:p text:style-name="MP2"><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3"><text:user-defined style:data-style-name="N0" text:name="OLCBdate">Jul 1, 2024</text:user-defined></text:span></text:span></text:p>
      </style:footer>
    </style:master-page>
    <style:master-page style:name="First_20_Page" style:display-name="First Page" style:page-layout-name="Mpm2" draw:style-name="Mdp1" style:next-style-name="Standard">
      <style:header>
        <text:p text:style-name="MP3"><draw:custom-shape text:anchor-type="char" draw:z-index="0" draw:name="PowerPlusWaterMarkObject1" draw:style-name="Mgr1" draw:text-style-name="MP5" svg:width="6.5461in" svg:height="2.6185in" draw:transform="skewX (-6.73624118882306E-017) rotate (0.785398163397448) translate (0.00972222222222222in 5.24287510936133in)"><text:p text:style-name="MP4"><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Control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5"><text:user-defined style:data-style-name="N0" text:name="OLCBdate">Jul 1, 2024</text:user-defined></text:span></text:span></text:p>
            </table:table-cell>
            <table:table-cell table:style-name="Table1.C1" office:value-type="string">
              <text:p text:style-name="MP10"><text:span text:style-name="MT6"><text:user-defined style:data-style-name="N0" text:name="OLCBstatus">Draft</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2"><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3"><text:user-defined style:data-style-name="N0" text:name="OLCBdate">Jul 1,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Control Protocol Standard</dc:title>
    <meta:initial-creator>Alex Shepherd</meta:initial-creator>
    <meta:creation-date>2009-01-22T07:11:27</meta:creation-date>
    <meta:editing-cycles>161</meta:editing-cycles>
    <meta:editing-duration>P7DT11H2M55S</meta:editing-duration>
    <meta:generator>LibreOffice/24.2.0.3$Linux_X86_64 LibreOffice_project/420$Build-3</meta:generator>
    <dc:date>2024-07-01T20:26:04.019600259</dc:date>
    <dc:creator>Balazs Racz</dc:creator>
    <meta:document-statistic meta:table-count="4" meta:image-count="1" meta:object-count="0" meta:page-count="12" meta:paragraph-count="278" meta:word-count="3216" meta:character-count="19275" meta:non-whitespace-character-count="16274"/>
    <meta:user-defined meta:name="OLCBdate">Jul 1, 2024</meta:user-defined>
    <meta:user-defined meta:name="OLCBstatus">Draft</meta:user-defined>
    <meta:user-defined meta:name="OLCByear">2024</meta:user-defined>
  </office:meta>
</office:document-meta>
</file>